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Referencia</text:p>
          </table:table-cell>
        </table:table-row>
        <table:table-row table:style-name="ro1">
          <table:table-cell office:value-type="float" office:value="1068400" calcext:value-type="float">
            <text:p>10684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1598" calcext:value-type="float">
            <text:p>11015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2178" calcext:value-type="float">
            <text:p>10921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8594" calcext:value-type="float">
            <text:p>10685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5023" calcext:value-type="float">
            <text:p>111502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84003" calcext:value-type="float">
            <text:p>10840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80523" calcext:value-type="float">
            <text:p>10805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61564" calcext:value-type="float">
            <text:p>61564</text:p>
          </table:table-cell>
        </table:table-row>
        <table:table-row table:style-name="ro1">
          <table:table-cell office:value-type="float" office:value="1088099" calcext:value-type="float">
            <text:p>10880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89139" calcext:value-type="float">
            <text:p>10891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92472" calcext:value-type="float">
            <text:p>109247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48507" calcext:value-type="float">
            <text:p>104850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float" office:value="1062585" calcext:value-type="float">
            <text:p>106258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75856" calcext:value-type="float">
            <text:p>107585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25861" calcext:value-type="float">
            <text:p>112586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1435" calcext:value-type="float">
            <text:p>106143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61547" calcext:value-type="float">
            <text:p>106154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20256" calcext:value-type="float">
            <text:p>112025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62526" calcext:value-type="float">
            <text:p>10625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1838" calcext:value-type="float">
            <text:p>10618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float" office:value="1097496" calcext:value-type="float">
            <text:p>109749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30004" calcext:value-type="float">
            <text:p>11300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62657" calcext:value-type="float">
            <text:p>106265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float" office:value="1081559" calcext:value-type="float">
            <text:p>108155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97327" calcext:value-type="float">
            <text:p>10973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93398" calcext:value-type="float">
            <text:p>109339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061459" calcext:value-type="float">
            <text:p>106145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64473" calcext:value-type="float">
            <text:p>106447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62272" calcext:value-type="float">
            <text:p>106227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16669" calcext:value-type="float">
            <text:p>111666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59003" calcext:value-type="float">
            <text:p>105900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28066" calcext:value-type="float">
            <text:p>11280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62476" calcext:value-type="float">
            <text:p>106247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75281" calcext:value-type="float">
            <text:p>107528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85181" calcext:value-type="float">
            <text:p>108518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58013" calcext:value-type="float">
            <text:p>105801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59055" calcext:value-type="float">
            <text:p>1059055</text:p>
          </table:table-cell>
          <table:table-cell office:value-type="float" office:value="38" calcext:value-type="float">
            <text:p>38</text:p>
          </table:table-cell>
          <table:table-cell office:value-type="float" office:value="61300006" calcext:value-type="float">
            <text:p>61300006</text:p>
          </table:table-cell>
        </table:table-row>
        <table:table-row table:style-name="ro1">
          <table:table-cell table:style-name="ce2" office:value-type="float" office:value="1081105" calcext:value-type="float">
            <text:p>1081105</text:p>
          </table:table-cell>
          <table:table-cell office:value-type="float" office:value="39" calcext:value-type="float">
            <text:p>39</text:p>
          </table:table-cell>
          <table:table-cell office:value-type="float" office:value="61310000" calcext:value-type="float">
            <text:p>613100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1190230" calcext:value-type="float">
            <text:p>61190230</text:p>
          </table:table-cell>
        </table:table-row>
        <table:table-row table:style-name="ro1">
          <table:table-cell table:style-name="ce2" office:value-type="float" office:value="1081107" calcext:value-type="float">
            <text:p>1081107</text:p>
          </table:table-cell>
          <table:table-cell office:value-type="float" office:value="41" calcext:value-type="float">
            <text:p>41</text:p>
          </table:table-cell>
          <table:table-cell office:value-type="float" office:value="61310002" calcext:value-type="float">
            <text:p>61310002</text:p>
          </table:table-cell>
        </table:table-row>
        <table:table-row table:style-name="ro1">
          <table:table-cell office:value-type="float" office:value="1076151" calcext:value-type="float">
            <text:p>1076151</text:p>
          </table:table-cell>
          <table:table-cell office:value-type="float" office:value="42" calcext:value-type="float">
            <text:p>42</text:p>
          </table:table-cell>
          <table:table-cell office:value-type="float" office:value="61190238" calcext:value-type="float">
            <text:p>61190238</text:p>
          </table:table-cell>
        </table:table-row>
        <table:table-row table:style-name="ro1">
          <table:table-cell office:value-type="float" office:value="1047657" calcext:value-type="float">
            <text:p>10476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02847A</text:p>
          </table:table-cell>
        </table:table-row>
        <table:table-row table:style-name="ro1">
          <table:table-cell office:value-type="float" office:value="1059164" calcext:value-type="float">
            <text:p>1059164</text:p>
          </table:table-cell>
          <table:table-cell office:value-type="float" office:value="44" calcext:value-type="float">
            <text:p>44</text:p>
          </table:table-cell>
          <table:table-cell office:value-type="float" office:value="5008428" calcext:value-type="float">
            <text:p>5008428</text:p>
          </table:table-cell>
        </table:table-row>
        <table:table-row table:style-name="ro1">
          <table:table-cell office:value-type="float" office:value="1060905" calcext:value-type="float">
            <text:p>106090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42957" calcext:value-type="float">
            <text:p>104295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39922" calcext:value-type="float">
            <text:p>1039922</text:p>
          </table:table-cell>
          <table:table-cell office:value-type="float" office:value="47" calcext:value-type="float">
            <text:p>47</text:p>
          </table:table-cell>
          <table:table-cell office:value-type="float" office:value="5008181" calcext:value-type="float">
            <text:p>5008181</text:p>
          </table:table-cell>
        </table:table-row>
        <table:table-row table:style-name="ro1">
          <table:table-cell office:value-type="float" office:value="1114054" calcext:value-type="float">
            <text:p>1114054</text:p>
          </table:table-cell>
          <table:table-cell office:value-type="float" office:value="48" calcext:value-type="float">
            <text:p>48</text:p>
          </table:table-cell>
          <table:table-cell office:value-type="float" office:value="5008600" calcext:value-type="float">
            <text:p>5008600</text:p>
          </table:table-cell>
        </table:table-row>
        <table:table-row table:style-name="ro1">
          <table:table-cell office:value-type="float" office:value="1044300" calcext:value-type="float">
            <text:p>1044300</text:p>
          </table:table-cell>
          <table:table-cell office:value-type="float" office:value="49" calcext:value-type="float">
            <text:p>49</text:p>
          </table:table-cell>
          <table:table-cell office:value-type="float" office:value="5008174" calcext:value-type="float">
            <text:p>5008174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09:16.188000000</meta:creation-date>
    <dc:date>2023-09-29T17:28:15.029000000</dc:date>
    <meta:editing-duration>PT8M18S</meta:editing-duration>
    <meta:editing-cycles>1</meta:editing-cycles>
    <meta:document-statistic meta:table-count="1" meta:cell-count="110" meta:object-count="0"/>
    <meta:generator>LibreOffice/6.0.5.2$Windows_X86_64 LibreOffice_project/54c8cbb85f300ac59db32fe8a675ff7683cd5a16</meta:generator>
  </office:meta>
</office:document-meta>
</file>